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ad4aa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2" style:family="graphic" style:parent-style-name="objectwithoutfill">
      <style:graphic-properties draw:stroke="solid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4" style:family="graphic" style:parent-style-name="standard">
      <style:graphic-properties svg:stroke-color="#000000" draw:fill-color="#90ebcd" draw:textarea-horizontal-align="justify" draw:textarea-vertical-align="middle" draw:auto-grow-height="false" fo:min-height="0.834cm" fo:min-width="2.184cm" draw:shadow="hidden" draw:shadow-color="#b2b2b2"/>
      <style:paragraph-properties style:writing-mode="lr-tb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30ba78" draw:textarea-horizontal-align="justify" draw:textarea-vertical-align="middle" draw:auto-grow-height="false" fo:min-height="0.834cm" fo:min-width="2.184cm" draw:shadow="hidden" draw:shadow-offset-x="0.212cm" draw:shadow-offset-y="0.212cm" draw:shadow-color="#b2b2b2"/>
      <style:paragraph-properties style:writing-mode="lr-tb"/>
    </style:style>
    <style:style style:name="gr7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e6e6e6"/>
      <style:paragraph-properties style:writing-mode="lr-tb"/>
    </style:style>
    <style:style style:name="gr10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draw:fill="none" fo:min-height="2.02cm"/>
      <style:paragraph-properties style:writing-mode="lr-tb"/>
    </style:style>
    <style:style style:name="gr12" style:family="graphic" style:parent-style-name="objectwithoutfill">
      <style:graphic-properties svg:stroke-width="0.028cm" svg:stroke-color="#ff6a52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color="#000000" draw:fill-color="#0c322c" draw:opacity="100%" draw:textarea-horizontal-align="justify" draw:textarea-vertical-align="middle" draw:auto-grow-height="false" fo:min-height="0.834cm" fo:min-width="2.184cm" draw:shadow="hidden" draw:shadow-color="#e6e6e6"/>
      <style:paragraph-properties style:writing-mode="lr-tb"/>
    </style:style>
    <style:style style:name="gr14" style:family="graphic" style:parent-style-name="objectwithoutfill">
      <style:graphic-properties draw:stroke="solid" draw:stroke-dash="Dashed_20__28_var_29_" svg:stroke-width="0.028cm" svg:stroke-color="#245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svg:stroke-width="0.028cm" svg:stroke-color="#fe7c3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6" style:family="graphic" style:parent-style-name="standard">
      <style:graphic-properties svg:stroke-color="#000000" draw:fill-color="#0c322c" draw:textarea-horizontal-align="justify" draw:textarea-vertical-align="middle" draw:auto-grow-height="false" fo:min-height="0.834cm" fo:min-width="2.184cm" draw:shadow="hidden" draw:shadow-color="#808080"/>
      <style:paragraph-properties style:writing-mode="lr-tb"/>
    </style:style>
    <style:style style:name="P1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2" style:family="paragraph">
      <loext:graphic-properties draw:fill-color="#7ad4aa"/>
      <style:paragraph-properties fo:text-align="center" style:writing-mode="lr-tb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0ba78"/>
      <style:paragraph-properties fo:text-align="center" style:writing-mode="lr-tb"/>
      <style:text-properties style:font-name="Open Sans" fo:font-size="13pt" style:font-size-asian="13pt" style:font-size-complex="13pt"/>
    </style:style>
    <style:style style:name="P5" style:family="paragraph">
      <loext:graphic-properties draw:fill-color="#90ebcd"/>
      <style:paragraph-properties fo:text-align="center" style:writing-mode="lr-tb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8" style:family="paragraph">
      <loext:graphic-properties draw:fill-color="#30ba78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4" style:family="paragraph">
      <loext:graphic-properties draw:fill-color="#0c322c" draw:opacity="100%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P15" style:family="paragraph"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-color="#0c322c"/>
      <style:paragraph-properties fo:text-align="center" style:writing-mode="lr-tb"/>
      <style:text-properties style:font-name="Open Sans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-color="#0c322c"/>
      <style:paragraph-properties fo:text-align="center" style:writing-mode="lr-tb"/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font-name="Open Sans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2cm" svg:x="7.7cm" svg:y="0.1cm">
          <text:p text:style-name="P1"><text:span text:style-name="T1">Leap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5cm" svg:y1="0.7cm" svg:x2="15.3cm" svg:y2="0.7cm" draw:start-shape="id1" draw:start-glue-point="1" draw:end-shape="id2" draw:end-glue-point="3" svg:d="M10500 700h4800" svg:viewBox="0 0 4801 1">
          <text:p/>
        </draw:connector>
        <draw:custom-shape draw:style-name="gr3" draw:text-style-name="P4" xml:id="id3" draw:id="id3" draw:layer="layout" svg:width="2.8cm" svg:height="1.2cm" svg:x="0.1cm" svg:y="2.5cm">
          <text:p text:style-name="P1"><text:span text:style-name="T1">SLES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2cm" svg:x="3.9cm" svg:y="2.5cm">
          <text:p text:style-name="P1"><text:span text:style-name="T1">SLES 12 </text:span><text:span text:style-name="T1">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2cm" svg:x="11.5cm" svg:y="4.9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3" draw:start-glue-point="1" draw:end-shape="id4" draw:end-glue-point="3" svg:d="M2900 3100h1000" svg:viewBox="0 0 1001 1">
          <text:p/>
        </draw:connector>
        <draw:custom-shape draw:style-name="gr3" draw:text-style-name="P4" xml:id="id5" draw:id="id5" draw:layer="layout" svg:width="2.8cm" svg:height="1.2cm" svg:x="7.7cm" svg:y="2.5cm">
          <text:p text:style-name="P1"><text:span text:style-name="T1">SLES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2.8cm" svg:height="1.2cm" svg:x="15.3cm" svg:y="4.9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8" draw:id="id8" draw:layer="layout" svg:width="2.8cm" svg:height="1.2cm" svg:x="11.5cm" svg:y="2.5cm">
          <text:p text:style-name="P7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4" draw:start-glue-point="1" draw:end-shape="id5" draw:end-glue-point="3" svg:d="M6700 3100h1000" svg:viewBox="0 0 1001 1">
          <text:p/>
        </draw:connector>
        <draw:connector draw:style-name="gr8" draw:text-style-name="P6" draw:layer="layout" draw:type="curve" svg:x1="14.3cm" svg:y1="5.5cm" svg:x2="15.3cm" svg:y2="5.5cm" draw:start-shape="id6" draw:start-glue-point="1" draw:end-shape="id7" draw:end-glue-point="3" svg:d="M14300 5500h1000" svg:viewBox="0 0 1001 1">
          <text:p/>
        </draw:connector>
        <draw:connector draw:style-name="gr8" draw:text-style-name="P6" draw:layer="layout" draw:type="curve" svg:x1="10.5cm" svg:y1="3.1cm" svg:x2="11.5cm" svg:y2="3.1cm" draw:start-shape="id5" draw:start-glue-point="1" draw:end-shape="id8" draw:end-glue-point="3" svg:d="M10500 3100h1000" svg:viewBox="0 0 1001 1">
          <text:p/>
        </draw:connector>
        <draw:custom-shape draw:style-name="gr9" draw:text-style-name="P9" xml:id="id10" draw:id="id10" draw:layer="layout" svg:width="2.8cm" svg:height="1.2cm" svg:x="19.1cm" svg:y="0.1cm">
          <text:p text:style-name="P7"><text:span text:style-name="T2">SLES 15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0" draw:layer="layout" svg:x1="0.2cm" svg:y1="5.55cm" svg:x2="1.8cm" svg:y2="5.55cm">
          <text:p/>
        </draw:line>
        <draw:frame draw:style-name="gr11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text:span text:style-name="T3"><text:line-break/></text:span><text:span text:style-name="T3">Only offline upgrade from LTSS</text:span></text:p>
          </draw:text-box>
        </draw:frame>
        <draw:line draw:style-name="gr2" draw:text-style-name="P3" draw:layer="layout" svg:x1="0.2cm" svg:y1="4.9cm" svg:x2="1.8cm" svg:y2="4.9cm">
          <text:p/>
        </draw:line>
        <draw:custom-shape draw:style-name="gr6" draw:text-style-name="P8" xml:id="id13" draw:id="id13" draw:layer="layout" svg:width="2.8cm" svg:height="1.2cm" svg:x="19.1cm" svg:y="2.5cm">
          <text:p text:style-name="P7"><text:span text:style-name="T2">SLES 12 SP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4.3cm" svg:y1="3.1cm" svg:x2="15.3cm" svg:y2="3.1cm" draw:start-shape="id8" draw:start-glue-point="1" draw:end-shape="id9" draw:end-glue-point="3" svg:d="M14300 3100h1000" svg:viewBox="0 0 1001 1">
          <text:p/>
        </draw:connector>
        <draw:connector draw:style-name="gr12" draw:text-style-name="P3" draw:layer="layout" draw:type="curve" svg:x1="12.9cm" svg:y1="2.5cm" svg:x2="15.3cm" svg:y2="0.7cm" draw:start-shape="id8" draw:start-glue-point="0" draw:end-shape="id2" draw:end-glue-point="3" svg:d="M12900 2500c0-1200 800-1800 2400-1800" svg:viewBox="0 0 2401 1801">
          <text:p/>
        </draw:connector>
        <draw:custom-shape draw:style-name="gr13" draw:text-style-name="P14" xml:id="id12" draw:id="id12" draw:layer="layout" svg:width="2.8cm" svg:height="1.2cm" svg:x="26.7cm" svg:y="0.1cm">
          <text:p text:style-name="P13"><text:span text:style-name="T4">SLES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1.9cm" svg:y1="0.7cm" svg:x2="22.9cm" svg:y2="0.7cm" draw:start-shape="id10" draw:start-glue-point="1" draw:end-shape="id11" draw:end-glue-point="3" svg:d="M21900 700h1000" svg:viewBox="0 0 1001 1">
          <text:p/>
        </draw:connector>
        <draw:connector draw:style-name="gr14" draw:text-style-name="P3" draw:layer="layout" draw:type="curve" svg:x1="18.1cm" svg:y1="5.5cm" svg:x2="28.1cm" svg:y2="1.3cm" draw:start-shape="id7" draw:start-glue-point="1" draw:end-shape="id12" draw:end-glue-point="2" svg:d="M18100 5500c6667 0 10000-1400 10000-4200" svg:viewBox="0 0 10001 4201">
          <text:p/>
        </draw:connector>
        <draw:custom-shape draw:style-name="gr9" draw:text-style-name="P9" xml:id="id2" draw:id="id2" draw:layer="layout" svg:width="2.8cm" svg:height="1.2cm" svg:x="15.3cm" svg:y="0.1cm">
          <text:p text:style-name="P7"><text:span text:style-name="T2">SLES 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9" draw:id="id9" draw:layer="layout" svg:width="2.8cm" svg:height="1.2cm" svg:x="15.3cm" svg:y="2.5cm">
          <text:p text:style-name="P7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3" draw:layer="layout" draw:type="curve" svg:x1="16.7cm" svg:y1="2.5cm" svg:x2="20.5cm" svg:y2="1.3cm" draw:start-shape="id9" draw:start-glue-point="0" draw:end-shape="id10" draw:end-glue-point="2" svg:d="M16700 2500c0-898 3800-299 3800-1200" svg:viewBox="0 0 3801 1201">
          <text:p/>
        </draw:connector>
        <draw:connector draw:style-name="gr8" draw:text-style-name="P6" draw:layer="layout" draw:type="curve" svg:x1="18.1cm" svg:y1="0.7cm" svg:x2="19.1cm" svg:y2="0.7cm" draw:start-shape="id2" draw:start-glue-point="1" draw:end-shape="id10" svg:d="M18100 700h1000" svg:viewBox="0 0 1001 1">
          <text:p/>
        </draw:connector>
        <draw:connector draw:style-name="gr12" draw:text-style-name="P3" draw:layer="layout" draw:type="curve" draw:line-skew="-0.127cm 0.699cm -0.123cm" svg:x1="18.1cm" svg:y1="5.5cm" svg:x2="19.1cm" svg:y2="0.7cm" draw:start-shape="id7" draw:start-glue-point="1" draw:end-shape="id10" draw:end-glue-point="3" svg:d="M18100 5500c562 0 375-1700 375-1700 1 0-311-3100 625-3100" svg:viewBox="0 0 1001 4801">
          <text:p/>
        </draw:connector>
        <draw:connector draw:style-name="gr8" draw:text-style-name="P6" draw:layer="layout" draw:type="curve" svg:x1="18.1cm" svg:y1="3.1cm" svg:x2="19.1cm" svg:y2="3.1cm" draw:start-shape="id9" draw:start-glue-point="1" draw:end-shape="id13" draw:end-glue-point="3" svg:d="M18100 3100h1000" svg:viewBox="0 0 1001 1">
          <text:p/>
        </draw:connector>
        <draw:custom-shape draw:style-name="gr9" draw:text-style-name="P9" xml:id="id11" draw:id="id11" draw:layer="layout" svg:width="2.8cm" svg:height="1.2cm" svg:x="22.9cm" svg:y="0.1cm">
          <text:p text:style-name="P7"><text:span text:style-name="T2">SLES 15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11" draw:start-glue-point="1" draw:end-shape="id12" draw:end-glue-point="3" svg:d="M25700 700h1000" svg:viewBox="0 0 1001 1">
          <text:p/>
        </draw:connector>
        <draw:connector draw:style-name="gr14" draw:text-style-name="P3" draw:layer="layout" draw:type="curve" svg:x1="18.1cm" svg:y1="5.5cm" svg:x2="24.3cm" svg:y2="1.3cm" draw:start-shape="id7" draw:start-glue-point="1" draw:end-shape="id11" draw:end-glue-point="2" svg:d="M18100 5500c4134 0 6200-1400 6200-4200" svg:viewBox="0 0 6201 4201">
          <text:p/>
        </draw:connector>
        <draw:connector draw:style-name="gr12" draw:text-style-name="P3" draw:layer="layout" draw:type="curve" svg:x1="21.9cm" svg:y1="3.1cm" svg:x2="24.3cm" svg:y2="1.3cm" draw:start-shape="id13" draw:start-glue-point="1" draw:end-shape="id11" draw:end-glue-point="2" svg:d="M21900 3100c1600 0 2400-600 2400-1800" svg:viewBox="0 0 2401 1801">
          <text:p/>
        </draw:connector>
        <draw:line draw:style-name="gr14" draw:text-style-name="P3" draw:layer="layout" svg:x1="0.193cm" svg:y1="6.25cm" svg:x2="1.793cm" svg:y2="6.25cm">
          <text:p/>
        </draw:line>
        <draw:connector draw:style-name="gr12" draw:text-style-name="P3" draw:layer="layout" draw:type="curve" svg:x1="15.3cm" svg:y1="5.5cm" svg:x2="15.3cm" svg:y2="0.7cm" draw:start-shape="id7" draw:start-glue-point="3" draw:end-shape="id2" draw:end-glue-point="3" svg:d="M15300 5500c-751 0-751-4800 0-4800" svg:viewBox="0 0 564 4801">
          <text:p/>
        </draw:connector>
        <draw:connector draw:style-name="gr12" draw:text-style-name="P3" draw:layer="layout" draw:type="curve" draw:line-skew="0.386cm" svg:x1="12.9cm" svg:y1="2.5cm" svg:x2="20.493cm" svg:y2="1.307cm" draw:start-shape="id8" draw:start-glue-point="0" svg:d="M12900 2500c0-691 7593-95 7593-1193" svg:viewBox="0 0 7594 1194">
          <text:p/>
        </draw:connector>
        <draw:connector draw:style-name="gr12" draw:text-style-name="P3" draw:layer="layout" draw:type="curve" svg:x1="16.7cm" svg:y1="2.5cm" svg:x2="16.7cm" svg:y2="1.3cm" draw:start-shape="id9" draw:start-glue-point="0" draw:end-shape="id2" draw:end-glue-point="2" svg:d="M16700 2500v-1200" svg:viewBox="0 0 1 1201">
          <text:p/>
        </draw:connector>
        <draw:connector draw:style-name="gr12" draw:text-style-name="P3" draw:layer="layout" draw:type="curve" svg:x1="20.5cm" svg:y1="2.5cm" svg:x2="20.493cm" svg:y2="1.307cm" draw:start-shape="id13" draw:start-glue-point="0" svg:d="M20500 2500c0-1270-7-674-7-1193" svg:viewBox="0 0 8 1194">
          <text:p/>
        </draw:connector>
        <draw:connector draw:style-name="gr14" draw:text-style-name="P3" draw:layer="layout" draw:type="curve" draw:line-skew="0.432cm" svg:x1="12.9cm" svg:y1="2.5cm" svg:x2="28.094cm" svg:y2="1.308cm" draw:start-shape="id8" draw:start-glue-point="0" svg:d="M12900 2500c0-621 15194-25 15194-1192" svg:viewBox="0 0 15195 1193">
          <text:p/>
        </draw:connector>
        <draw:connector draw:style-name="gr14" draw:text-style-name="P3" draw:layer="layout" draw:type="curve" draw:line-skew="0.551cm" svg:x1="16.7cm" svg:y1="2.5cm" svg:x2="28.087cm" svg:y2="1.315cm" draw:start-shape="id9" draw:start-glue-point="0" svg:d="M16700 2500c0-438 11387 154 11387-1185" svg:viewBox="0 0 11388 1186">
          <text:p/>
        </draw:connector>
        <draw:custom-shape draw:style-name="gr9" draw:text-style-name="P16" xml:id="id14" draw:id="id14" draw:layer="layout" svg:width="2.8cm" svg:height="1.2cm" svg:x="30.5cm" svg:y="0.1cm">
          <text:p text:style-name="P15"><text:span text:style-name="T5">SLES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9.5cm" svg:y1="0.7cm" svg:x2="30.5cm" svg:y2="0.7cm" draw:start-shape="id12" draw:start-glue-point="1" draw:end-shape="id14" draw:end-glue-point="3" svg:d="M29500 700h1000" svg:viewBox="0 0 1001 1">
          <text:p/>
        </draw:connector>
        <draw:connector draw:style-name="gr14" draw:text-style-name="P3" draw:layer="layout" draw:type="curve" draw:line-skew="-0.535cm" svg:x1="16.7cm" svg:y1="3.7cm" svg:x2="31.9cm" svg:y2="1.3cm" draw:start-shape="id9" draw:start-glue-point="2" draw:end-shape="id14" draw:end-glue-point="2" svg:d="M16700 3700c0-49 15200 1150 15200-2400" svg:viewBox="0 0 15201 2557">
          <text:p/>
        </draw:connector>
        <draw:connector draw:style-name="gr12" draw:text-style-name="P3" draw:layer="layout" draw:type="curve" svg:x1="21.9cm" svg:y1="3.1cm" svg:x2="31.9cm" svg:y2="1.3cm" draw:start-shape="id13" draw:start-glue-point="1" draw:end-shape="id14" draw:end-glue-point="2" svg:d="M21900 3100c6667 0 10000-600 10000-1800" svg:viewBox="0 0 10001 1801">
          <text:p/>
        </draw:connector>
        <draw:connector draw:style-name="gr12" draw:text-style-name="P3" draw:layer="layout" draw:type="curve" svg:x1="21.9cm" svg:y1="3.1cm" svg:x2="28.1cm" svg:y2="1.3cm" draw:start-shape="id13" draw:start-glue-point="1" draw:end-shape="id12" draw:end-glue-point="2" svg:d="M21900 3100c4134 0 6200-600 6200-1800" svg:viewBox="0 0 6201 1801">
          <text:p/>
        </draw:connector>
      </draw:page>
      <draw:page draw:name="SLED" draw:style-name="dp1" draw:master-page-name="Standard">
        <draw:custom-shape draw:style-name="gr3" draw:text-style-name="P4" xml:id="id15" draw:id="id15" draw:layer="layout" svg:width="2.8cm" svg:height="1.2cm" svg:x="0.1cm" svg:y="2.5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6" draw:id="id16" draw:layer="layout" svg:width="2.8cm" svg:height="1.2cm" svg:x="3.9cm" svg:y="2.5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3.1cm" svg:x2="3.9cm" svg:y2="3.1cm" draw:start-shape="id15" draw:start-glue-point="1" draw:end-shape="id16" draw:end-glue-point="3" svg:d="M2900 3100h1000" svg:viewBox="0 0 1001 1">
          <text:p/>
        </draw:connector>
        <draw:custom-shape draw:style-name="gr3" draw:text-style-name="P4" xml:id="id17" draw:id="id17" draw:layer="layout" svg:width="2.8cm" svg:height="1.2cm" svg:x="7.7cm" svg:y="2.5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8" draw:id="id18" draw:layer="layout" svg:width="2.8cm" svg:height="1.2cm" svg:x="11.5cm" svg:y="2.5cm">
          <text:p text:style-name="P7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type="curve" svg:x1="6.7cm" svg:y1="3.1cm" svg:x2="7.7cm" svg:y2="3.1cm" draw:start-shape="id16" draw:start-glue-point="1" draw:end-shape="id17" draw:end-glue-point="3" svg:d="M6700 3100h1000" svg:viewBox="0 0 1001 1">
          <text:p/>
        </draw:connector>
        <draw:connector draw:style-name="gr8" draw:text-style-name="P6" draw:layer="layout" draw:type="curve" svg:x1="10.5cm" svg:y1="3.1cm" svg:x2="11.5cm" svg:y2="3.1cm" draw:start-shape="id17" draw:start-glue-point="1" draw:end-shape="id18" draw:end-glue-point="3" svg:d="M10500 3100h1000" svg:viewBox="0 0 1001 1">
          <text:p/>
        </draw:connector>
        <draw:custom-shape draw:style-name="gr16" draw:text-style-name="P9" xml:id="id20" draw:id="id20" draw:layer="layout" svg:width="2.8cm" svg:height="1.2cm" svg:x="15.3cm" svg:y="0.1cm">
          <text:p text:style-name="P7"><text:span text:style-name="T2">SLED 15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19" draw:id="id19" draw:layer="layout" svg:width="2.8cm" svg:height="1.2cm" svg:x="15.3cm" svg:y="2.5cm">
          <text:p text:style-name="P7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curve" svg:x1="16.7cm" svg:y1="2.5cm" svg:x2="16.7cm" svg:y2="1.3cm" draw:start-shape="id19" draw:start-glue-point="0" draw:end-shape="id20" draw:end-glue-point="2" svg:d="M16700 2500v-1200" svg:viewBox="0 0 1 1201">
          <text:p/>
        </draw:connector>
        <draw:connector draw:style-name="gr8" draw:text-style-name="P6" draw:layer="layout" draw:type="curve" svg:x1="14.3cm" svg:y1="3.1cm" svg:x2="15.3cm" svg:y2="3.1cm" draw:start-shape="id18" draw:start-glue-point="1" draw:end-shape="id19" draw:end-glue-point="3" svg:d="M14300 3100h1000" svg:viewBox="0 0 1001 1">
          <text:p/>
        </draw:connector>
        <draw:connector draw:style-name="gr12" draw:text-style-name="P3" draw:layer="layout" draw:type="curve" svg:x1="12.9cm" svg:y1="2.5cm" svg:x2="15.3cm" svg:y2="0.7cm" draw:start-shape="id18" draw:start-glue-point="0" draw:end-shape="id20" draw:end-glue-point="3" svg:d="M12900 2500c0-1200 800-1800 2400-1800" svg:viewBox="0 0 2401 1801">
          <text:p/>
        </draw:connector>
        <draw:custom-shape draw:style-name="gr16" draw:text-style-name="P17" xml:id="id22" draw:id="id22" draw:layer="layout" svg:width="2.8cm" svg:height="1.2cm" svg:x="26.7cm" svg:y="0.1cm">
          <text:p text:style-name="P13"><text:span text:style-name="T4">SLED 15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1" draw:id="id21" draw:layer="layout" svg:width="2.8cm" svg:height="1.2cm" svg:x="22.9cm" svg:y="0.1cm">
          <text:p text:style-name="P7"><text:span text:style-name="T2">SLED 15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5.7cm" svg:y1="0.7cm" svg:x2="26.7cm" svg:y2="0.7cm" draw:start-shape="id21" draw:start-glue-point="1" draw:end-shape="id22" draw:end-glue-point="3" svg:d="M25700 700h1000" svg:viewBox="0 0 1001 1">
          <text:p/>
        </draw:connector>
        <draw:connector draw:style-name="gr12" draw:text-style-name="P3" draw:layer="layout" draw:type="curve" svg:x1="18.1cm" svg:y1="3.1cm" svg:x2="20.5cm" svg:y2="1.3cm" draw:start-shape="id19" draw:start-glue-point="1" draw:end-shape="id23" draw:end-glue-point="2" svg:d="M18100 3100c1600 0 2400-600 2400-1800" svg:viewBox="0 0 2401 1801">
          <text:p/>
        </draw:connector>
        <draw:frame draw:style-name="gr11" draw:text-style-name="P12" draw:layer="layout" svg:width="8cm" svg:height="2.27cm" svg:x="1.8cm" svg:y="4.4cm">
          <draw:text-box>
            <text:p text:style-name="P11"><text:span text:style-name="T3">Online or offline upgrade</text:span><text:span text:style-name="T3"><text:line-break/></text:span><text:span text:style-name="T3">Only offline upgrade</text:span></text:p>
          </draw:text-box>
        </draw:frame>
        <draw:line draw:style-name="gr2" draw:text-style-name="P3" draw:layer="layout" svg:x1="0.193cm" svg:y1="4.9cm" svg:x2="1.793cm" svg:y2="4.9cm">
          <text:p/>
        </draw:line>
        <draw:line draw:style-name="gr10" draw:text-style-name="P10" draw:layer="layout" svg:x1="0.193cm" svg:y1="5.55cm" svg:x2="1.793cm" svg:y2="5.55cm">
          <text:p/>
        </draw:line>
        <draw:custom-shape draw:style-name="gr16" draw:text-style-name="P9" xml:id="id23" draw:id="id23" draw:layer="layout" svg:width="2.8cm" svg:height="1.2cm" svg:x="19.1cm" svg:y="0.1cm">
          <text:p text:style-name="P7"><text:span text:style-name="T2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18.1cm" svg:y1="0.7cm" svg:x2="19.1cm" svg:y2="0.7cm" draw:start-shape="id20" draw:start-glue-point="1" draw:end-shape="id23" draw:end-glue-point="3" svg:d="M18100 700h1000" svg:viewBox="0 0 1001 1">
          <text:p/>
        </draw:connector>
        <draw:connector draw:style-name="gr8" draw:text-style-name="P6" draw:layer="layout" draw:type="curve" svg:x1="21.9cm" svg:y1="0.7cm" svg:x2="22.9cm" svg:y2="0.7cm" draw:start-shape="id23" draw:start-glue-point="1" draw:end-shape="id21" draw:end-glue-point="3" svg:d="M21900 700h1000" svg:viewBox="0 0 1001 1">
          <text:p/>
        </draw:connector>
        <draw:connector draw:style-name="gr12" draw:text-style-name="P3" draw:layer="layout" draw:type="curve" svg:x1="12.9cm" svg:y1="3.7cm" svg:x2="20.5cm" svg:y2="1.3cm" draw:start-shape="id18" draw:start-glue-point="2" draw:end-shape="id23" draw:end-glue-point="2" svg:d="M12900 3700c0 753 7600 1953 7600-2400" svg:viewBox="0 0 7601 3144">
          <text:p/>
        </draw:connector>
        <draw:custom-shape draw:style-name="gr16" draw:text-style-name="P16" xml:id="id24" draw:id="id24" draw:layer="layout" svg:width="2.8cm" svg:height="1.2cm" svg:x="30.5cm" svg:y="0.1cm">
          <text:p text:style-name="P15"><text:span text:style-name="T5">SLED 15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29.5cm" svg:y1="0.7cm" svg:x2="30.5cm" svg:y2="0.7cm" draw:start-shape="id22" draw:start-glue-point="1" draw:end-shape="id24" draw:end-glue-point="3" svg:d="M29500 700h1000" svg:viewBox="0 0 1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3.6cm" fo:page-height="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1-03T14:53:44.633816317</meta:creation-date>
    <dc:date>2022-09-13T12:24:16.920547430</dc:date>
    <meta:editing-duration>PT12H43M30S</meta:editing-duration>
    <meta:editing-cycles>99</meta:editing-cycles>
    <meta:generator>LibreOffice/7.3.3.1$Linux_X86_64 LibreOffice_project/30$Build-1</meta:generator>
    <dc:creator>Christoph Wickert</dc:creator>
    <meta:document-statistic meta:object-count="69"/>
  </office:meta>
</office:document-meta>
</file>